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evals" table:style-name="ta1">
        <table:shapes>
          <draw:frame draw:z-index="0" draw:style-name="gr1" draw:text-style-name="P1" svg:width="361mm" svg:height="194.17mm" svg:x="115.57mm" svg:y="1.06mm">
            <draw:object draw:notify-on-update-of-ranges="best_evals.A2:best_evals.A101 best_evals.B1:best_evals.B1 best_evals.B2:best_evals.B101 best_evals.A2:best_evals.A101 best_evals.C1:best_evals.C1 best_evals.C2:best_evals.C101 best_evals.A2:best_evals.A101 best_evals.D1:best_evals.D1 best_evals.D2:best_evals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Interação</text:p>
          </table:table-cell>
          <table:table-cell table:style-name="Default" office:value-type="string" calcext:value-type="string">
            <text:p>K = 1</text:p>
          </table:table-cell>
          <table:table-cell table:style-name="Default" office:value-type="string" calcext:value-type="string">
            <text:p>K = 3</text:p>
          </table:table-cell>
          <table:table-cell table:style-name="Default" office:value-type="string" calcext:value-type="string">
            <text:p>K =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031746031746" calcext:value-type="float">
            <text:p>0,90031746031746</text:p>
          </table:table-cell>
          <table:table-cell office:value-type="float" office:value="0.880476190476191" calcext:value-type="float">
            <text:p>0,880476190476191</text:p>
          </table:table-cell>
          <table:table-cell office:value-type="float" office:value="0.883333333333333" calcext:value-type="float">
            <text:p>0,883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80476190476191" calcext:value-type="float">
            <text:p>0,880476190476191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83333333333333" calcext:value-type="float">
            <text:p>0,883333333333333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3333333333333" calcext:value-type="float">
            <text:p>0,903333333333333</text:p>
          </table:table-cell>
          <table:table-cell table:number-columns-repeated="2"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86269841269841" calcext:value-type="float">
            <text:p>0,886269841269841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86269841269841" calcext:value-type="float">
            <text:p>0,886269841269841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86269841269841" calcext:value-type="float">
            <text:p>0,886269841269841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86269841269841" calcext:value-type="float">
            <text:p>0,886269841269841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86269841269841" calcext:value-type="float">
            <text:p>0,886269841269841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89126984126984" calcext:value-type="float">
            <text:p>0,889126984126984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06190476190476" calcext:value-type="float">
            <text:p>0,906190476190476</text:p>
          </table:table-cell>
          <table:table-cell office:value-type="float" office:value="0.891904761904762" calcext:value-type="float">
            <text:p>0,891904761904762</text:p>
          </table:table-cell>
          <table:table-cell office:value-type="float" office:value="0.886190476190476" calcext:value-type="float">
            <text:p>0,88619047619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3" loext:min-decimal-places="1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7:31:07.4541322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7:31:34.405892707</dc:date>
    <meta:editing-duration>PT11M20S</meta:editing-duration>
    <meta:editing-cycles>3</meta:editing-cycles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8pt" style:font-size-asian="10pt" style:font-size-complex="10pt"/>
    </style:style>
    <style:style style:name="ch5" style:family="chart">
      <style:chart-properties chart:auto-position="true" style:rotation-angle="0"/>
      <style:text-properties fo:font-size="28pt" style:font-size-asian="9pt" style:font-size-complex="9pt"/>
    </style:style>
    <style:style style:name="ch6" style:family="chart">
      <style:chart-properties chart:auto-position="true"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101cm" svg:height="19.418cm" xlink:href=".." xlink:type="simple" chart:class="chart:scatter" chart:style-name="ch1">
        <chart:legend chart:legend-position="end" svg:x="31.894cm" svg:y="7.686cm" style:legend-expansion="high" chart:style-name="ch2"/>
        <chart:plot-area chart:style-name="ch3" table:cell-range-address="best_evals.A2:best_evals.D101 best_evals.B1:best_evals.D1" chart:data-source-has-labels="row" svg:x="1.209cm" svg:y="0.043cm" svg:width="31.518cm" svg:height="17.575cm">
          <chartooo:coordinate-region svg:x="3.947cm" svg:y="0.586cm" svg:width="27.945cm" svg:height="15.697cm"/>
          <chart:axis chart:dimension="x" chart:name="primary-x" chart:style-name="ch4">
            <chart:title svg:x="15.004cm" svg:y="17.741cm" chart:style-name="ch5">
              <text:p>Iteração</text:p>
            </chart:title>
          </chart:axis>
          <chart:axis chart:dimension="y" chart:name="primary-y" chart:style-name="ch4">
            <chart:title svg:x="0.001cm" svg:y="12.911cm" chart:style-name="ch6">
              <text:p>Valor de Acurácia</text:p>
            </chart:title>
            <chart:grid chart:style-name="ch7" chart:class="major"/>
          </chart:axis>
          <chart:series chart:style-name="ch8" chart:values-cell-range-address="best_evals.B2:best_evals.B101" chart:label-cell-address="best_evals.B1:best_evals.B1" chart:class="chart:scatter">
            <chart:domain table:cell-range-address="best_evals.A2:best_evals.A101"/>
            <chart:data-point chart:repeated="100"/>
          </chart:series>
          <chart:series chart:style-name="ch9" chart:values-cell-range-address="best_evals.C2:best_evals.C101" chart:label-cell-address="best_evals.C1:best_evals.C1" chart:class="chart:scatter">
            <chart:data-point chart:repeated="100"/>
          </chart:series>
          <chart:series chart:style-name="ch10" chart:values-cell-range-address="best_evals.D2:best_evals.D101" chart:label-cell-address="best_evals.D1:best_evals.D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K = 1</text:p>
                <draw:g>
                  <svg:desc>best_evals.B1:best_evals.B1</svg:desc>
                </draw:g>
              </table:table-cell>
              <table:table-cell office:value-type="string">
                <text:p>K = 3</text:p>
                <draw:g>
                  <svg:desc>best_evals.C1:best_evals.C1</svg:desc>
                </draw:g>
              </table:table-cell>
              <table:table-cell office:value-type="string">
                <text:p>K = 5</text:p>
                <draw:g>
                  <svg:desc>best_evals.D1:best_eval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evals.A2:best_evals.A101</svg:desc>
                </draw:g>
              </table:table-cell>
              <table:table-cell office:value-type="float" office:value="0.90031746031746">
                <text:p>0.90031746031746</text:p>
                <draw:g>
                  <svg:desc>best_evals.B2:best_evals.B101</svg:desc>
                </draw:g>
              </table:table-cell>
              <table:table-cell office:value-type="float" office:value="0.880476190476191">
                <text:p>0.880476190476191</text:p>
                <draw:g>
                  <svg:desc>best_evals.C2:best_evals.C101</svg:desc>
                </draw:g>
              </table:table-cell>
              <table:table-cell office:value-type="float" office:value="0.883333333333333">
                <text:p>0.883333333333333</text:p>
                <draw:g>
                  <svg:desc>best_evals.D2:best_evals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80476190476191">
                <text:p>0.880476190476191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86190476190476">
                <text:p>0.886190476190476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86269841269841">
                <text:p>0.886269841269841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86269841269841">
                <text:p>0.886269841269841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86269841269841">
                <text:p>0.886269841269841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86269841269841">
                <text:p>0.886269841269841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86269841269841">
                <text:p>0.886269841269841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89126984126984">
                <text:p>0.889126984126984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06190476190476">
                <text:p>0.906190476190476</text:p>
              </table:table-cell>
              <table:table-cell office:value-type="float" office:value="0.891904761904762">
                <text:p>0.891904761904762</text:p>
              </table:table-cell>
              <table:table-cell office:value-type="float" office:value="0.886190476190476">
                <text:p>0.886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